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1.661in"/>
    </style:style>
    <style:style style:name="co3" style:family="table-column">
      <style:table-column-properties fo:break-before="auto" style:column-width="2.028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442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e6e6e6" fo:border-left="none" fo:border-right="none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fo:wrap-option="wrap"/>
      <style:text-properties fo:color="#1a1a1a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background-color="#ffff00"/>
      <style:text-properties style:font-name="Arial" fo:font-size="10pt" style:font-size-asian="10pt" style:font-size-complex="10pt"/>
    </style:style>
    <style:style style:name="ce6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#e6e6e6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e6e6e6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order-bottom="0.0008in solid #000000" fo:background-color="#e6e6e6" fo:border-left="none" fo:border-right="none" fo:border-top="none"/>
      <style:text-properties style:font-name="Arial"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6" table:number-columns-repeated="1016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Team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OC-username</text:p>
          </table:table-cell>
          <table:table-cell table:style-name="ce1" office:value-type="string">
            <text:p>Skype-ID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Time-zone</text:p>
          </table:table-cell>
          <table:table-cell table:style-name="ce9"/>
          <table:table-cell table:style-name="ce1" table:number-columns-repeated="1016"/>
        </table:table-row>
        <table:table-row table:style-name="ro1">
          <table:table-cell office:value-type="string">
            <text:p>Andreas</text:p>
          </table:table-cell>
          <table:table-cell office:value-type="string">
            <text:p>HW RTL</text:p>
          </table:table-cell>
          <table:table-cell office:value-type="string">
            <text:p>abrokalakis@mhl.tuc.gr</text:p>
          </table:table-cell>
          <table:table-cell table:style-name="ce4" office:value-type="string">
            <text:p>AndreasBrok</text:p>
          </table:table-cell>
          <table:table-cell table:style-name="ce4" office:value-type="string">
            <text:p>?</text:p>
          </table:table-cell>
          <table:table-cell office:value-type="string">
            <text:p>Greece</text:p>
          </table:table-cell>
          <table:table-cell office:value-type="string">
            <text:p>GMT+2:00</text:p>
          </table:table-cell>
          <table:table-cell table:number-columns-repeated="1017"/>
        </table:table-row>
        <table:table-row table:style-name="ro1">
          <table:table-cell office:value-type="string">
            <text:p>Ajit</text:p>
          </table:table-cell>
          <table:table-cell office:value-type="string">
            <text:p>HW RTL</text:p>
          </table:table-cell>
          <table:table-cell office:value-type="string">
            <text:p>ajitsdeshpande@gmail.com</text:p>
          </table:table-cell>
          <table:table-cell table:style-name="ce4" office:value-type="string">
            <text:p>goldenmean</text:p>
          </table:table-cell>
          <table:table-cell table:style-name="ce4" office:value-type="string">
            <text:p>ajitsdeshpande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number-columns-repeated="1017"/>
        </table:table-row>
        <table:table-row table:style-name="ro1">
          <table:table-cell office:value-type="string">
            <text:p>Ajit Kumar</text:p>
          </table:table-cell>
          <table:table-cell office:value-type="string">
            <text:p>HW RTL</text:p>
          </table:table-cell>
          <table:table-cell office:value-type="string">
            <text:p>ajit.kalgi@gmail.com</text:p>
          </table:table-cell>
          <table:table-cell table:style-name="ce3" office:value-type="string">
            <text:p>ajitsk</text:p>
          </table:table-cell>
          <table:table-cell table:style-name="ce3" office:value-type="string">
            <text:p>ajit.kalgi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lexandre</text:p>
          </table:table-cell>
          <table:table-cell office:value-type="string">
            <text:p>HW RTL</text:p>
          </table:table-cell>
          <table:table-cell office:value-type="string">
            <text:p>alexandre.lazareff@gmail.com</text:p>
          </table:table-cell>
          <table:table-cell table:style-name="ce3" office:value-type="string">
            <text:p>alex77</text:p>
          </table:table-cell>
          <table:table-cell table:style-name="ce3" office:value-type="string">
            <text:p>alexelec77</text:p>
          </table:table-cell>
          <table:table-cell office:value-type="string">
            <text:p>France</text:p>
          </table:table-cell>
          <table:table-cell office:value-type="string">
            <text:p>GMT+1:00</text:p>
          </table:table-cell>
          <table:table-cell table:number-columns-repeated="1017"/>
        </table:table-row>
        <table:table-row table:style-name="ro1">
          <table:table-cell office:value-type="string">
            <text:p>Andy</text:p>
          </table:table-cell>
          <table:table-cell office:value-type="string">
            <text:p>HW RTL</text:p>
          </table:table-cell>
          <table:table-cell office:value-type="string">
            <text:p>andyzexia@opencores.org</text:p>
          </table:table-cell>
          <table:table-cell table:style-name="ce4" office:value-type="string">
            <text:p>andyzexia</text:p>
          </table:table-cell>
          <table:table-cell table:style-name="ce4" office:value-type="string">
            <text:p>arhenson</text:p>
          </table:table-cell>
          <table:table-cell office:value-type="string">
            <text:p>UK</text:p>
          </table:table-cell>
          <table:table-cell office:value-type="string">
            <text:p>GMT+0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ntolin</text:p>
          </table:table-cell>
          <table:table-cell office:value-type="string">
            <text:p>HW RTL</text:p>
          </table:table-cell>
          <table:table-cell office:value-type="string">
            <text:p>antolinagatep@gmail.com</text:p>
          </table:table-cell>
          <table:table-cell table:style-name="ce3" office:value-type="string">
            <text:p>antolin</text:p>
          </table:table-cell>
          <table:table-cell table:style-name="ce3" office:value-type="string">
            <text:p>antolin.agatep</text:p>
          </table:table-cell>
          <table:table-cell office:value-type="string">
            <text:p>US</text:p>
          </table:table-cell>
          <table:table-cell office:value-type="string">
            <text:p>PST</text:p>
          </table:table-cell>
          <table:table-cell table:number-columns-repeated="1017"/>
        </table:table-row>
        <table:table-row table:style-name="ro1">
          <table:table-cell office:value-type="string">
            <text:p>Apurv</text:p>
          </table:table-cell>
          <table:table-cell office:value-type="string">
            <text:p>HW RTL</text:p>
          </table:table-cell>
          <table:table-cell office:value-type="string">
            <text:p>bhattapurv@gmail.com</text:p>
          </table:table-cell>
          <table:table-cell table:style-name="ce4" office:value-type="string">
            <text:p>apurvbhatt</text:p>
          </table:table-cell>
          <table:table-cell office:value-type="string">
            <text:p>?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number-columns-repeated="1017"/>
        </table:table-row>
        <table:table-row table:style-name="ro1">
          <table:table-cell office:value-type="string">
            <text:p>Bhavik</text:p>
          </table:table-cell>
          <table:table-cell office:value-type="string">
            <text:p>HW RTL/Verification</text:p>
          </table:table-cell>
          <table:table-cell office:value-type="string">
            <text:p>bhavikthakar@gmail.com</text:p>
          </table:table-cell>
          <table:table-cell table:style-name="ce4" office:value-type="string">
            <text:p>bhavikthakar</text:p>
          </table:table-cell>
          <table:table-cell office:value-type="string">
            <text:p>openIP_bhavik</text:p>
          </table:table-cell>
          <table:table-cell office:value-type="string">
            <text:p>UK</text:p>
          </table:table-cell>
          <table:table-cell office:value-type="string">
            <text:p>GMT+0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Brian</text:p>
          </table:table-cell>
          <table:table-cell office:value-type="string">
            <text:p>HW RTL/Verification</text:p>
          </table:table-cell>
          <table:table-cell office:value-type="string">
            <text:p>brianhxh@gmail.com</text:p>
          </table:table-cell>
          <table:table-cell table:style-name="ce3" office:value-type="string">
            <text:p>brianhxh</text:p>
          </table:table-cell>
          <table:table-cell table:style-name="ce3" office:value-type="string">
            <text:p>brianhxh</text:p>
          </table:table-cell>
          <table:table-cell office:value-type="string">
            <text:p>China</text:p>
          </table:table-cell>
          <table:table-cell office:value-type="string">
            <text:p>GMT+8:00</text:p>
          </table:table-cell>
          <table:table-cell table:number-columns-repeated="1017"/>
        </table:table-row>
        <table:table-row table:style-name="ro1">
          <table:table-cell office:value-type="string">
            <text:p>Botond</text:p>
          </table:table-cell>
          <table:table-cell office:value-type="string">
            <text:p>HW RTL</text:p>
          </table:table-cell>
          <table:table-cell office:value-type="string">
            <text:p>Botond.Kirei@bel.utcluj.ro</text:p>
          </table:table-cell>
          <table:table-cell table:style-name="ce4" office:value-type="string">
            <text:p>botondkirei</text:p>
          </table:table-cell>
          <table:table-cell table:style-name="ce4" office:value-type="string">
            <text:p>botondkirei</text:p>
          </table:table-cell>
          <table:table-cell table:style-name="ce4" office:value-type="string">
            <text:p>Romania</text:p>
          </table:table-cell>
          <table:table-cell office:value-type="string">
            <text:p>GMT+2: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aleb</text:p>
          </table:table-cell>
          <table:table-cell table:style-name="ce5" office:value-type="string">
            <text:p>SW, HW Verification</text:p>
          </table:table-cell>
          <table:table-cell office:value-type="string">
            <text:p>yixian_wang@yahoo.com.cn</text:p>
          </table:table-cell>
          <table:table-cell table:style-name="ce3" office:value-type="string">
            <text:p>wyx008</text:p>
          </table:table-cell>
          <table:table-cell table:style-name="ce3" office:value-type="string">
            <text:p>calebwyx2004</text:p>
          </table:table-cell>
          <table:table-cell office:value-type="string">
            <text:p>China</text:p>
          </table:table-cell>
          <table:table-cell office:value-type="string">
            <text:p>GMT+8: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hander</text:p>
          </table:table-cell>
          <table:table-cell table:style-name="ce5" office:value-type="string">
            <text:p>SW, HW RTL</text:p>
          </table:table-cell>
          <table:table-cell office:value-type="string">
            <text:p>ckavalipati@opencores.org</text:p>
          </table:table-cell>
          <table:table-cell table:style-name="ce4" office:value-type="string">
            <text:p>ckavalipati</text:p>
          </table:table-cell>
          <table:table-cell office:value-type="string">
            <text:p>ckavalipati2</text:p>
          </table:table-cell>
          <table:table-cell office:value-type="string">
            <text:p>USA</text:p>
          </table:table-cell>
          <table:table-cell office:value-type="string">
            <text:p>GMT-7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Felix</text:p>
          </table:table-cell>
          <table:table-cell office:value-type="string">
            <text:p>HW RTL/Verification</text:p>
          </table:table-cell>
          <table:table-cell office:value-type="string">
            <text:p>eefelix@yahoo.com.hk</text:p>
          </table:table-cell>
          <table:table-cell table:style-name="ce3" office:value-type="string">
            <text:p>eefelix</text:p>
          </table:table-cell>
          <table:table-cell table:style-name="ce3" office:value-type="string">
            <text:p>lee.wai.kwong</text:p>
          </table:table-cell>
          <table:table-cell office:value-type="string">
            <text:p>Hong Kong</text:p>
          </table:table-cell>
          <table:table-cell office:value-type="string">
            <text:p>GMT+8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ijo</text:p>
          </table:table-cell>
          <table:table-cell office:value-type="string">
            <text:p>HW RTL, SW</text:p>
          </table:table-cell>
          <table:table-cell office:value-type="string">
            <text:p>gijoprems@gmail.com</text:p>
          </table:table-cell>
          <table:table-cell table:style-name="ce3" office:value-type="string">
            <text:p>gijoprems</text:p>
          </table:table-cell>
          <table:table-cell table:style-name="ce3" office:value-type="string">
            <text:p>gijoprems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il</text:p>
          </table:table-cell>
          <table:table-cell office:value-type="string">
            <text:p>HW RTL/Verification, SW</text:p>
          </table:table-cell>
          <table:table-cell office:value-type="string">
            <text:p>gil_savir@yahoo.com</text:p>
          </table:table-cell>
          <table:table-cell table:style-name="ce3" office:value-type="string">
            <text:p>gil_savir</text:p>
          </table:table-cell>
          <table:table-cell table:style-name="ce3" office:value-type="string">
            <text:p>gil_savir</text:p>
          </table:table-cell>
          <table:table-cell office:value-type="string">
            <text:p>Israel</text:p>
          </table:table-cell>
          <table:table-cell office:value-type="string">
            <text:p>GMT+2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outham</text:p>
          </table:table-cell>
          <table:table-cell office:value-type="string">
            <text:p>HW RTL</text:p>
          </table:table-cell>
          <table:table-cell office:value-type="string">
            <text:p>gouthamnvaidhya@gmail.com</text:p>
          </table:table-cell>
          <table:table-cell table:style-name="ce3" office:value-type="string">
            <text:p>gouthamnvaidhya</text:p>
          </table:table-cell>
          <table:table-cell table:style-name="ce3" office:value-type="string">
            <text:p>goutham.n.vaidhya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number-columns-repeated="1017"/>
        </table:table-row>
        <table:table-row table:style-name="ro1">
          <table:table-cell office:value-type="string">
            <text:p>Guru</text:p>
          </table:table-cell>
          <table:table-cell office:value-type="string">
            <text:p>SW, HW RTL</text:p>
          </table:table-cell>
          <table:table-cell office:value-type="string">
            <text:p>gurushunkara@gmail.com</text:p>
          </table:table-cell>
          <table:table-cell table:style-name="ce3" office:value-type="string">
            <text:p>gshankara</text:p>
          </table:table-cell>
          <table:table-cell table:style-name="ce3" office:value-type="string">
            <text:p>g_shankara</text:p>
          </table:table-cell>
          <table:table-cell office:value-type="string">
            <text:p>US</text:p>
          </table:table-cell>
          <table:table-cell office:value-type="string">
            <text:p>GMT-7:00</text:p>
          </table:table-cell>
          <table:table-cell table:number-columns-repeated="1017"/>
        </table:table-row>
        <table:table-row table:style-name="ro1">
          <table:table-cell office:value-type="string">
            <text:p>Krister</text:p>
          </table:table-cell>
          <table:table-cell office:value-type="string">
            <text:p>HW RTL, OR1200</text:p>
          </table:table-cell>
          <table:table-cell office:value-type="string">
            <text:p>krister@orsoc.se</text:p>
          </table:table-cell>
          <table:table-cell table:style-name="ce3" office:value-type="string">
            <text:p>krillobit</text:p>
          </table:table-cell>
          <table:table-cell table:style-name="ce3" office:value-type="string">
            <text:p>krillobit</text:p>
          </table:table-cell>
          <table:table-cell office:value-type="string">
            <text:p>Sweden</text:p>
          </table:table-cell>
          <table:table-cell office:value-type="string">
            <text:p>GMT+1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Marcus</text:p>
          </table:table-cell>
          <table:table-cell office:value-type="string">
            <text:p>HW RTL, OR1200</text:p>
          </table:table-cell>
          <table:table-cell office:value-type="string">
            <text:p>mse@orsoc.se</text:p>
          </table:table-cell>
          <table:table-cell office:value-type="string">
            <text:p>marcus.erlandsson</text:p>
          </table:table-cell>
          <table:table-cell office:value-type="string">
            <text:p>merlandsson</text:p>
          </table:table-cell>
          <table:table-cell office:value-type="string">
            <text:p>Sweden</text:p>
          </table:table-cell>
          <table:table-cell office:value-type="string">
            <text:p>GMT+1: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heng</text:p>
          </table:table-cell>
          <table:table-cell table:style-name="ce5" office:value-type="string">
            <text:p>SW, HW RTL</text:p>
          </table:table-cell>
          <table:table-cell office:value-type="string">
            <text:p>jhonson.zhu@gmail.com</text:p>
          </table:table-cell>
          <table:table-cell table:style-name="ce3" office:value-type="string">
            <text:p>mike</text:p>
          </table:table-cell>
          <table:table-cell office:value-type="string">
            <text:p>johnson.zhu.</text:p>
          </table:table-cell>
          <table:table-cell office:value-type="string">
            <text:p>China</text:p>
          </table:table-cell>
          <table:table-cell office:value-type="string">
            <text:p>GMT+8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udhindra</text:p>
          </table:table-cell>
          <table:table-cell office:value-type="string">
            <text:p>HW RTL/Verification</text:p>
          </table:table-cell>
          <table:table-cell office:value-type="string">
            <text:p>sgirimaji@gmail.com</text:p>
          </table:table-cell>
          <table:table-cell table:style-name="ce3" office:value-type="string">
            <text:p>sgirimaji</text:p>
          </table:table-cell>
          <table:table-cell table:style-name="ce3" office:value-type="string">
            <text:p>sudhindra.girimaji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number-columns-repeated="1017"/>
        </table:table-row>
        <table:table-row table:style-name="ro1">
          <table:table-cell office:value-type="string">
            <text:p>Thiagarajan</text:p>
          </table:table-cell>
          <table:table-cell office:value-type="string">
            <text:p>HW RTL</text:p>
          </table:table-cell>
          <table:table-cell office:value-type="string">
            <text:p>thiagu_comp@yahoo.com</text:p>
          </table:table-cell>
          <table:table-cell table:style-name="ce3" office:value-type="string">
            <text:p>thiagu_comp</text:p>
          </table:table-cell>
          <table:table-cell table:style-name="ce3" office:value-type="string">
            <text:p>thiagu_comp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number-columns-repeated="1017"/>
        </table:table-row>
        <table:table-row table:style-name="ro1">
          <table:table-cell office:value-type="string">
            <text:p>Thomas</text:p>
          </table:table-cell>
          <table:table-cell office:value-type="string">
            <text:p>HW RTL</text:p>
          </table:table-cell>
          <table:table-cell office:value-type="string">
            <text:p>th.steinle@arcor.de</text:p>
          </table:table-cell>
          <table:table-cell table:style-name="ce4" office:value-type="string">
            <text:p>thsteinle</text:p>
          </table:table-cell>
          <table:table-cell table:style-name="ce4" office:value-type="string">
            <text:p>th.steinle </text:p>
          </table:table-cell>
          <table:table-cell office:value-type="string">
            <text:p>Germany</text:p>
          </table:table-cell>
          <table:table-cell office:value-type="string">
            <text:p>GMT+1:00</text:p>
          </table:table-cell>
          <table:table-cell table:number-columns-repeated="1017"/>
        </table:table-row>
        <table:table-row table:style-name="ro1">
          <table:table-cell office:value-type="string">
            <text:p>Toan</text:p>
          </table:table-cell>
          <table:table-cell office:value-type="string">
            <text:p>HW RTL/Verification</text:p>
          </table:table-cell>
          <table:table-cell office:value-type="string">
            <text:p>tranxuantoan@gmail.com</text:p>
          </table:table-cell>
          <table:table-cell office:value-type="string">
            <text:p>toanfxt</text:p>
          </table:table-cell>
          <table:table-cell office:value-type="string">
            <text:p>toanfxt</text:p>
          </table:table-cell>
          <table:table-cell table:style-name="ce3" office:value-type="string">
            <text:p>Vietnam</text:p>
          </table:table-cell>
          <table:table-cell office:value-type="string">
            <text:p>GMT+7:00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Vintu</text:p>
          </table:table-cell>
          <table:table-cell office:value-type="string">
            <text:p>HW RTL/Verification</text:p>
          </table:table-cell>
          <table:table-cell office:value-type="string">
            <text:p>vintujosealappat@gmail.com</text:p>
          </table:table-cell>
          <table:table-cell table:style-name="ce4" office:value-type="string">
            <text:p>vintu</text:p>
          </table:table-cell>
          <table:table-cell table:style-name="ce4" office:value-type="string">
            <text:p>vintujose</text:p>
          </table:table-cell>
          <table:table-cell office:value-type="string">
            <text:p>Singapore</text:p>
          </table:table-cell>
          <table:table-cell office:value-type="string">
            <text:p>GMT+8: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endy</text:p>
          </table:table-cell>
          <table:table-cell table:style-name="ce5" office:value-type="string">
            <text:p>SW, HW Verification</text:p>
          </table:table-cell>
          <table:table-cell office:value-type="string">
            <text:p>sunnyliangjy@gmail.com</text:p>
          </table:table-cell>
          <table:table-cell table:style-name="ce3" office:value-type="string">
            <text:p>hakunamatata</text:p>
          </table:table-cell>
          <table:table-cell table:style-name="ce3" office:value-type="string">
            <text:p>hakunaliang</text:p>
          </table:table-cell>
          <table:table-cell table:style-name="ce3" office:value-type="string">
            <text:p>Australia</text:p>
          </table:table-cell>
          <table:table-cell office:value-type="string">
            <text:p>GMT+10:00</text:p>
          </table:table-cell>
          <table:table-cell table:number-columns-repeated="1017"/>
        </table:table-row>
        <table:table-row table:style-name="ro1">
          <table:table-cell office:value-type="string">
            <text:p>Wuhao</text:p>
          </table:table-cell>
          <table:table-cell office:value-type="string">
            <text:p>HW Verification</text:p>
          </table:table-cell>
          <table:table-cell office:value-type="string">
            <text:p>lulalu2005@hotmail.com</text:p>
          </table:table-cell>
          <table:table-cell table:style-name="ce3" office:value-type="string">
            <text:p>newfish</text:p>
          </table:table-cell>
          <table:table-cell table:style-name="ce3" office:value-type="string">
            <text:p>newfish00</text:p>
          </table:table-cell>
          <table:table-cell office:value-type="string">
            <text:p>China</text:p>
          </table:table-cell>
          <table:table-cell office:value-type="string">
            <text:p>GMT+8:0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Yevgeny</text:p>
          </table:table-cell>
          <table:table-cell table:style-name="ce5" office:value-type="string">
            <text:p>SW, HW RTL</text:p>
          </table:table-cell>
          <table:table-cell office:value-type="string">
            <text:p>alianov@gmail.com</text:p>
          </table:table-cell>
          <table:table-cell table:style-name="ce3" office:value-type="string">
            <text:p>alianov</text:p>
          </table:table-cell>
          <table:table-cell table:style-name="ce3" office:value-type="string">
            <text:p>kogeliager</text:p>
          </table:table-cell>
          <table:table-cell table:style-name="ce4" office:value-type="string">
            <text:p>Jerusalem</text:p>
          </table:table-cell>
          <table:table-cell office:value-type="string">
            <text:p>GMT+2:0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/>
          <table:table-cell office:value-type="string">
            <text:p><text:s/>= initial SW tea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7" office:value-type="string">
            <text:p>These engineers responded and wanted to join, but I have not received the additional info from them. Will contact them again.</text:p>
          </table:table-cell>
          <table:table-cell table:style-name="ce8" table:number-columns-repeated="1023"/>
        </table:table-row>
        <table:table-row table:style-name="ro1">
          <table:table-cell office:value-type="string">
            <text:p>NITIN KARUNAKARA &lt;nitinkulal@gmail.com&gt;</text:p>
          </table:table-cell>
          <table:table-cell table:number-columns-repeated="1023"/>
        </table:table-row>
        <table:table-row table:style-name="ro1">
          <table:table-cell office:value-type="string">
            <text:p>Botond Sandor Kirei &lt;Botond.Kirei@bel.utcluj.ro&gt;</text:p>
          </table:table-cell>
          <table:table-cell table:number-columns-repeated="1023"/>
        </table:table-row>
        <table:table-row table:style-name="ro1">
          <table:table-cell office:value-type="string">
            <text:p>Mark Jarvin &lt;mark@jarv.in&gt;</text:p>
          </table:table-cell>
          <table:table-cell table:number-columns-repeated="1023"/>
        </table:table-row>
        <table:table-row table:style-name="ro1">
          <table:table-cell office:value-type="string">
            <text:p>Sreepada Hegade &lt;hegades@yahoo.com&gt;</text:p>
          </table:table-cell>
          <table:table-cell table:number-columns-repeated="1023"/>
        </table:table-row>
        <table:table-row table:style-name="ro1">
          <table:table-cell office:value-type="string">
            <text:p>Samit Ashdhir &lt;ashdhir@yahoo.com&gt;</text:p>
          </table:table-cell>
          <table:table-cell table:number-columns-repeated="1023"/>
        </table:table-row>
        <table:table-row table:style-name="ro1">
          <table:table-cell office:value-type="string">
            <text:p>adel ahmadyan &lt;ahmadyan@gmail.com&gt;</text:p>
          </table:table-cell>
          <table:table-cell table:number-columns-repeated="1023"/>
        </table:table-row>
        <table:table-row table:style-name="ro1">
          <table:table-cell office:value-type="string">
            <text:p>Vijay Balchandani &lt;vbdrexel@gmail.com&gt;</text:p>
          </table:table-cell>
          <table:table-cell table:number-columns-repeated="1023"/>
        </table:table-row>
        <table:table-row table:style-name="ro1">
          <table:table-cell office:value-type="string">
            <text:p>LiuRobin &lt;robinliuy@hotmail.com&gt;</text:p>
          </table:table-cell>
          <table:table-cell table:number-columns-repeated="1023"/>
        </table:table-row>
        <table:table-row table:style-name="ro1">
          <table:table-cell office:value-type="string">
            <text:p>wuhao &lt;lulalu2005@hotmail.com&gt;</text:p>
          </table:table-cell>
          <table:table-cell table:number-columns-repeated="1023"/>
        </table:table-row>
        <table:table-row table:style-name="ro1">
          <table:table-cell office:value-type="string">
            <text:p>Villarreal Alberto &lt;ajvill@yahoo.com&gt;</text:p>
          </table:table-cell>
          <table:table-cell table:number-columns-repeated="1023"/>
        </table:table-row>
        <table:table-row table:style-name="ro1">
          <table:table-cell office:value-type="string">
            <text:p>Chaitanya &lt;chaitanyanaik@gmail.com&gt;</text:p>
          </table:table-cell>
          <table:table-cell table:number-columns-repeated="1023"/>
        </table:table-row>
        <table:table-row table:style-name="ro1">
          <table:table-cell office:value-type="string">
            <text:p>Michael Fets &lt;sgt_daredevil@hotmail.com&gt;</text:p>
          </table:table-cell>
          <table:table-cell table:number-columns-repeated="1023"/>
        </table:table-row>
        <table:table-row table:style-name="ro1" table:number-rows-repeated="65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target-range-address="Sheet1.A1:Sheet1.G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4">08/24/2009</text:date>, <text:time>08:0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cus Erlandsson</meta:initial-creator>
    <meta:creation-date>2009-08-20T20:52:00</meta:creation-date>
    <dc:date>2009-08-24T08:08:14</dc:date>
    <dc:creator>Marcus Erlandsson</dc:creator>
    <meta:editing-duration>PT02H13M02S</meta:editing-duration>
    <meta:editing-cycles>13</meta:editing-cycles>
    <meta:generator>OpenOffice.org/3.0$Linux OpenOffice.org_project/300m15$Build-9379</meta:generator>
    <meta:document-statistic meta:table-count="3" meta:cell-count="217" meta:object-count="0"/>
    <meta:user-defined meta:name="Info 1"/>
    <meta:user-defined meta:name="Info 2"/>
    <meta:user-defined meta:name="Info 3"/>
    <meta:user-defined meta:name="Info 4"/>
  </office:meta>
</office:document-meta>
</file>